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st Event Name</text:p>
      <text:p text:style-name="Standard">teste1</text:p>
      <text:p text:style-name="Standard"/>
      <text:p text:style-name="Standard">Response</text:p>
      <text:p text:style-name="Standard">{</text:p>
      <text:p text:style-name="Standard"><text:s text:c="2"/>"response": {</text:p>
      <text:p text:style-name="Standard"><text:s text:c="4"/>"id": "msg_bdrk_016xRRHrZ9TvhdHEeAZtMF25",</text:p>
      <text:p text:style-name="Standard"><text:s text:c="4"/>"type": "message",</text:p>
      <text:p text:style-name="Standard"><text:s text:c="4"/>"role": "assistant",</text:p>
      <text:p text:style-name="Standard"><text:s text:c="4"/>"model": "claude-3-sonnet-20240229",</text:p>
      <text:p text:style-name="Standard"><text:s text:c="4"/>"content": [</text:p>
      <text:p text:style-name="Standard"><text:s text:c="6"/>{</text:p>
      <text:p text:style-name="Standard"><text:s text:c="8"/>"type": "text",</text:p>
      <text:p text:style-name="Standard"><text:s text:c="8"/>"text": "Para a aquisição de 20 computadores com valor unitário de até R$ 9.000,00, você precisará seguir os seguintes fluxos de processo, de acordo com as boas práticas de compras governamentais:\n\n1. Planejamento da Contratação:\n <text:s text:c="2"/>- Definir as especificações técnicas dos computadores de acordo com as necessidades da instituição.\n <text:s text:c="2"/>- Estimar o valor total da contratação (20 computadores x R$ 9.000,00 = R$ 180.000,00).\n <text:s text:c="2"/>- Verificar a disponibilidade orçamentária para a contratação.\n\n2. Modalidade de Licitação:\n <text:s text:c="2"/>- Considerando o valor estimado de R$ 180.000,00, a modalidade de licitação adequada seria o Pregão Eletrônico, conforme a Lei nº 10.520/2002 e o Decreto nº 10.024/2019.\n\n3. Elaboração do Edital e seus Anexos:\n <text:s text:c="2"/>- Preparar o Edital de Licitação, contendo todas as regras, condições e especificações técnicas para a aquisição dos computadores.\n <text:s text:c="2"/>- Elaborar o Termo de Referência ou Projeto Básico, detalhando as características técnicas dos equipamentos.\n <text:s text:c="2"/>- Preparar os modelos de propostas, contratos e outros anexos necessários.\n\n4. Publicação do Edital:\n <text:s text:c="2"/>- Publicar o Edital de Licitação no Diário Oficial da União, no sítio eletrônico oficial da instituição e, opcionalmente, em jornal de grande circulação.\n <text:s text:c="2"/>- Observar os prazos legais para a publicação e o recebimento das propostas.\n\n5. Realização do Pregão Eletrônico:\n <text:s text:c="2"/>- Conduzir a sessão pública do Pregão Eletrônico, por meio de um sistema eletrônico de compras governamentais.\n <text:s text:c="2"/>- Receber e avaliar as propostas das empresas participantes.\n <text:s text:c="2"/>- Realizar a fase de lances e negociação.\n <text:s text:c="2"/>- Habilitar a empresa vencedora e adjudicar o objeto.\n\n6. Homologação e Contratação:\n <text:s text:c="2"/>- Homologar o resultado do Pregão Eletrônico pela autoridade competente.\n <text:s text:c="2"/>- Convocar a empresa vencedora para a assinatura do contrato ou a emissão da nota de empenho.\n <text:s text:c="2"/>- Formalizar o contrato ou a nota de empenho, estabelecendo as obrigações das partes.\n\n7. Gestão e Fiscalização do Contrato:\n <text:s text:c="2"/>- Designar um gestor e um fiscal de contrato para acompanhar a execução e o recebimento dos computadores.\n <text:s text:c="2"/>- Realizar o pagamento à empresa contratada, após a entrega e aceite dos equipamentos.\n\nÉ importante ressaltar que esse é um fluxo geral e que podem existir variações e particularidades de acordo com as normas e regulamentos específicos da instituição contratante. Além disso, é recomendável consultar a área jurídica e de licitações para obter orientações mais detalhadas e adequadas ao caso específico."</text:p>
      <text:p text:style-name="Standard"><text:s text:c="6"/>}</text:p>
      <text:p text:style-name="Standard"><text:s text:c="4"/>],</text:p>
      <text:p text:style-name="Standard"><text:s text:c="4"/>"stop_reason": "end_turn",</text:p>
      <text:p text:style-name="Standard"><text:s text:c="4"/>"stop_sequence": null,</text:p>
      <text:p text:style-name="Standard"><text:s text:c="4"/>"usage": {</text:p>
      <text:p text:style-name="Standard"><text:s text:c="6"/>"input_tokens": 39,</text:p>
      <text:p text:style-name="Standard"><text:s text:c="6"/>"output_tokens": 793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Function Logs</text:p>
      <text:p text:style-name="Standard"><text:soft-page-break/>ção:\n <text:s text:c="2"/>- Homologar o resultado do Pregão Eletrônico pela autoridade competente.\n <text:s text:c="2"/>- Convocar a empresa vencedora para a assinatura do contrato ou a emissão da nota de empenho.\n <text:s text:c="2"/>- Formalizar o contrato ou a nota de empenho, estabelecendo as obrigações das partes.\n\n7. Gestão e Fiscalização do Contrato:\n <text:s text:c="2"/>- Designar um gestor e um fiscal de contrato para acompanhar a execução e o recebimento dos computadores.\n <text:s text:c="2"/>- Realizar o pagamento à empresa contratada, após a entrega e aceite dos equipamentos.\n\nÉ importante ressaltar que esse é um fluxo geral e que podem existir variações e particularidades de acordo com as normas e regulamentos específicos da instituição contratante. Além disso, é recomendável consultar a área jurídica e de licitações para obter orientações mais detalhadas e adequadas ao caso específico.'}], 'stop_reason': 'end_turn', 'stop_sequence': None, 'usage': {'input_tokens': 39, 'output_tokens': 793}}</text:p>
      <text:p text:style-name="Standard">{'id': 'msg_bdrk_016xRRHrZ9TvhdHEeAZtMF25', 'type': 'message', 'role': 'assistant', 'model': 'claude-3-sonnet-20240229', 'content': [{'type': 'text', 'text': 'Para a aquisição de 20 computadores com valor unitário de até R$ 9.000,00, você precisará seguir os seguintes fluxos de processo, de acordo com as boas práticas de compras governamentais:\n\n1. Planejamento da Contratação:\n <text:s text:c="2"/>- Definir as especificações técnicas dos computadores de acordo com as necessidades da instituição.\n <text:s text:c="2"/>- Estimar o valor total da contratação (20 computadores x R$ 9.000,00 = R$ 180.000,00).\n <text:s text:c="2"/>- Verificar a disponibilidade orçamentária para a contratação.\n\n2. Modalidade de Licitação:\n <text:s text:c="2"/>- Considerando o valor estimado de R$ 180.000,00, a modalidade de licitação adequada seria o Pregão Eletrônico, conforme a Lei nº 10.520/2002 e o Decreto nº 10.024/2019.\n\n3. Elaboração do Edital e seus Anexos:\n <text:s text:c="2"/>- Preparar o Edital de Licitação, contendo todas as regras, condições e especificações técnicas para a aquisição dos computadores.\n <text:s text:c="2"/>- Elaborar o Termo de Referência ou Projeto Básico, detalhando as características técnicas dos equipamentos.\n <text:s text:c="2"/>- Preparar os modelos de propostas, contratos e outros anexos necessários.\n\n4. Publicação do Edital:\n <text:s text:c="2"/>- Publicar o Edital de Licitação no Diário Oficial da União, no sítio eletrônico oficial da instituição e, opcionalmente, em jornal de grande circulação.\n <text:s text:c="2"/>- Observar os prazos legais para a publicação e o recebimento das propostas.\n\n5. Realização do Pregão Eletrônico:\n <text:s text:c="2"/>- Conduzir a sessão pública do Pregão Eletrônico, por meio de um sistema eletrônico de compras governamentais.\n <text:s text:c="2"/>- Receber e avaliar as propostas das empresas participantes.\n <text:s text:c="2"/>- Realizar a fase de lances e negociação.\n <text:s text:c="2"/>- Habilitar a empresa vencedora e adjudicar o objeto.\n\n6. Homologação e Contratação:\n <text:s text:c="2"/>- Homologar o resultado do Pregão Eletrônico pela autoridade competente.\n <text:s text:c="2"/>- Convocar a empresa vencedora para a assinatura do contrato ou a emissão da nota de empenho.\n <text:s text:c="2"/>- Formalizar o contrato ou a nota de empenho, estabelecendo as obrigações das partes.\n\n7. Gestão e Fiscalização do Contrato:\n <text:s text:c="2"/>- Designar um gestor e um fiscal de contrato para acompanhar a execução e o recebimento dos computadores.\n <text:s text:c="2"/>- Realizar o pagamento à empresa contratada, após a entrega e aceite dos equipamentos.\n\nÉ importante ressaltar que esse é um fluxo geral e que podem existir variações e particularidades de acordo com as normas e regulamentos específicos da instituição contratante. Além disso, é recomendável consultar a área jurídica e de licitações para obter orientações mais detalhadas e adequadas ao caso específico.'}], 'stop_reason': 'end_turn', 'stop_sequence': None, 'usage': {'input_tokens': 39, 'output_tokens': 793}}</text:p>
      <text:p text:style-name="Standard">END RequestId: 9a636d00-d551-4a3a-ac60-9a91bf152d17</text:p>
      <text:p text:style-name="Standard">REPORT RequestId: 9a636d00-d551-4a3a-ac60-9a91bf152d17<text:tab/>Duration: 16713.38 ms<text:tab/>Billed Duration: 16714 ms<text:tab/>Memory Size: 128 MB<text:tab/>Max Memory Used: 77 MB<text:tab/>Init Duration: 471.01 ms</text:p>
      <text:p text:style-name="Standard"/>
      <text:p text:style-name="Standard">Request ID</text:p>
      <text:p text:style-name="Standard">9a636d00-d551-4a3a-ac60-9a91bf152d1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7:23:47.042301348</meta:creation-date>
    <dc:date>2024-10-08T17:25:03.790763085</dc:date>
    <meta:editing-duration>PT1M17S</meta:editing-duration>
    <meta:editing-cycles>1</meta:editing-cycles>
    <meta:document-statistic meta:table-count="0" meta:image-count="0" meta:object-count="0" meta:page-count="2" meta:paragraph-count="30" meta:word-count="956" meta:character-count="6886" meta:non-whitespace-character-count="5794"/>
    <meta:generator>LibreOffice/7.4.7.2$Linux_X86_64 LibreOffice_project/40$Build-2</meta:generator>
  </office:meta>
</office:document-meta>
</file>